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39502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904" calcext:value-type="float">
            <text:p>38.8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502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484" calcext:value-type="float">
            <text:p>38.7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502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502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8808" calcext:value-type="float">
            <text:p>38.4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502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6408" calcext:value-type="float">
            <text:p>38.3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502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2024" calcext:value-type="float">
            <text:p>38.2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502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8016" calcext:value-type="float">
            <text:p>38.2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502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502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504" calcext:value-type="float">
            <text:p>38.3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502</text:p>
          </table:table-cell>
          <table:table-cell office:value-type="string" calcext:value-type="string">
            <text:p>201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8704" calcext:value-type="float">
            <text:p>38.3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502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628" calcext:value-type="float">
            <text:p>38.8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502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502</text:p>
          </table:table-cell>
          <table:table-cell office:value-type="string" calcext:value-type="string">
            <text:p>201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004" calcext:value-type="float">
            <text:p>38.4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502</text:p>
          </table:table-cell>
          <table:table-cell office:value-type="string" calcext:value-type="string">
            <text:p>201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572" calcext:value-type="float">
            <text:p>38.1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502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7224" calcext:value-type="float">
            <text:p>37.9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502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3904" calcext:value-type="float">
            <text:p>38.0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502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502</text:p>
          </table:table-cell>
          <table:table-cell office:value-type="string" calcext:value-type="string">
            <text:p>200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952" calcext:value-type="float">
            <text:p>37.7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502</text:p>
          </table:table-cell>
          <table:table-cell office:value-type="string" calcext:value-type="string">
            <text:p>200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3008" calcext:value-type="float">
            <text:p>37.7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502</text:p>
          </table:table-cell>
          <table:table-cell office:value-type="string" calcext:value-type="string">
            <text:p>200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612" calcext:value-type="float">
            <text:p>37.5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502</text:p>
          </table:table-cell>
          <table:table-cell office:value-type="string" calcext:value-type="string">
            <text:p>200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502</text:p>
          </table:table-cell>
          <table:table-cell office:value-type="string" calcext:value-type="string">
            <text:p>200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5432" calcext:value-type="float">
            <text:p>37.3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502</text:p>
          </table:table-cell>
          <table:table-cell office:value-type="string" calcext:value-type="string">
            <text:p>200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502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502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502</text:p>
          </table:table-cell>
          <table:table-cell office:value-type="string" calcext:value-type="string">
            <text:p>200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502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502</text:p>
          </table:table-cell>
          <table:table-cell office:value-type="string" calcext:value-type="string">
            <text:p>199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502</text:p>
          </table:table-cell>
          <table:table-cell office:value-type="string" calcext:value-type="string">
            <text:p>199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452" calcext:value-type="float">
            <text:p>36.1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502</text:p>
          </table:table-cell>
          <table:table-cell office:value-type="string" calcext:value-type="string">
            <text:p>199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502</text:p>
          </table:table-cell>
          <table:table-cell office:value-type="string" calcext:value-type="string">
            <text:p>199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3936" calcext:value-type="float">
            <text:p>36.0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502</text:p>
          </table:table-cell>
          <table:table-cell office:value-type="string" calcext:value-type="string">
            <text:p>199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